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vinkelsumma</mi>
            <mrow>
              <mi/>
              <mo stretchy="false">=</mo>
              <mi/>
            </mrow>
            <mi>u</mi>
            <mrow>
              <mi/>
              <mo stretchy="false">+</mo>
              <mi/>
            </mrow>
            <mi>v</mi>
            <mrow>
              <mi/>
              <mo stretchy="false">+</mo>
              <mi/>
            </mrow>
            <mi>x</mi>
            <mrow>
              <mi/>
              <mo stretchy="false">=</mo>
              <mi/>
            </mrow>
            <msup>
              <mn>180</mn>
              <mi>O</mi>
            </msup>
            <mrow>
              <mi/>
              <mo stretchy="false">=</mo>
              <mi/>
            </mrow>
            <mo stretchy="false">π</mo>
            <mi/>
            <mrow>
              <mo stretchy="false">[</mo>
              <mi mathvariant="italic">rad</mi>
              <mo stretchy="false">]</mo>
            </mrow>
          </mrow>
        </mtd>
      </mtr>
      <mtr>
        <mtd>
          <mrow>
            <mi mathvariant="italic">sidovinklar</mi>
            <mrow>
              <mi/>
              <mo stretchy="false">=</mo>
              <mi/>
            </mrow>
            <mi>x</mi>
            <mrow>
              <mi/>
              <mo stretchy="false">+</mo>
              <mi/>
            </mrow>
            <mi>y</mi>
            <mrow>
              <mi/>
              <mo stretchy="false">=</mo>
              <mi/>
            </mrow>
            <msup>
              <mn>180</mn>
              <mi>O</mi>
            </msup>
            <mrow>
              <mi/>
              <mo stretchy="false">=</mo>
              <mi/>
            </mrow>
            <mo stretchy="false">π</mo>
            <mrow>
              <mo stretchy="false">[</mo>
              <mi mathvariant="italic">rad</mi>
              <mo stretchy="false">]</mo>
            </mrow>
          </mrow>
        </mtd>
      </mtr>
      <mtr>
        <mtd>
          <mrow>
            <mi mathvariant="italic">Yttervinkelsatsen</mi>
            <mi mathvariant="normal">:</mi>
            <mi/>
            <mi>u</mi>
            <mrow>
              <mi/>
              <mo stretchy="false">+</mo>
              <mi/>
            </mrow>
            <mi>v</mi>
            <mrow>
              <mi/>
              <mo stretchy="false">=</mo>
              <mi/>
            </mrow>
            <mi>y</mi>
          </mrow>
        </mtd>
      </mtr>
    </mtable>
    <annotation encoding="StarMath 5.0">vinkelsumma ~=~ u `+` v `+` x ~=~ 180^{O} ~=~ %pi `[rad]
newline
sidovinklar ~=~ x `+` y ~=~ 180^O ~=~ %pi [rad]
newline 
Yttervinkelsatsen:~ u `+` v ~=~ y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